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7-1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05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27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30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2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31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2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2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24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21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2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28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1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21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14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09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1-01-07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523466666667" calcext:value-type="float">
            <text:p>5.64523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48266666667" calcext:value-type="float">
            <text:p>5.72448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616" calcext:value-type="float">
            <text:p>6.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7162" calcext:value-type="float">
            <text:p>5.487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839285714286" calcext:value-type="float">
            <text:p>4.55839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907022222222" calcext:value-type="float">
            <text:p>5.289070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49955862069" calcext:value-type="float">
            <text:p>5.99499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467342857143" calcext:value-type="float">
            <text:p>5.71467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615172413793" calcext:value-type="float">
            <text:p>5.99615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989688888889" calcext:value-type="float">
            <text:p>6.399896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327062068966" calcext:value-type="float">
            <text:p>5.88327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566685714286" calcext:value-type="float">
            <text:p>4.84566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87172413793" calcext:value-type="float">
            <text:p>3.75587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86571428571" calcext:value-type="float">
            <text:p>4.8038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63028571429" calcext:value-type="float">
            <text:p>6.40363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625228571429" calcext:value-type="float">
            <text:p>6.04625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53422222222" calcext:value-type="float">
            <text:p>5.699534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13085714286" calcext:value-type="float">
            <text:p>6.27213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96533333333" calcext:value-type="float">
            <text:p>6.49596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073028571429" calcext:value-type="float">
            <text:p>6.06073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5488" calcext:value-type="float">
            <text:p>5.5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16533333333" calcext:value-type="float">
            <text:p>5.55616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457236363636" calcext:value-type="float">
            <text:p>7.904572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4432" calcext:value-type="float">
            <text:p>6.87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83928" calcext:value-type="float">
            <text:p>4.76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92110344828" calcext:value-type="float">
            <text:p>6.528921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70184" calcext:value-type="float">
            <text:p>8.70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99288" calcext:value-type="float">
            <text:p>8.92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38228571429" calcext:value-type="float">
            <text:p>8.99138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20628571429" calcext:value-type="float">
            <text:p>9.10720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23685714286" calcext:value-type="float">
            <text:p>9.02523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523531034483" calcext:value-type="float">
            <text:p>8.885235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654848" calcext:value-type="float">
            <text:p>8.716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27668965517" calcext:value-type="float">
            <text:p>8.546276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565083870968" calcext:value-type="float">
            <text:p>7.5056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82712" calcext:value-type="float">
            <text:p>7.14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06606451613" calcext:value-type="float">
            <text:p>6.7720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9384" calcext:value-type="float">
            <text:p>6.28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073187096774" calcext:value-type="float">
            <text:p>5.5607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674709677419" calcext:value-type="float">
            <text:p>5.4367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54168" calcext:value-type="float">
            <text:p>5.59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50064516129" calcext:value-type="float">
            <text:p>5.275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71744" calcext:value-type="float">
            <text:p>5.63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976516129032" calcext:value-type="float">
            <text:p>6.1097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209142857143" calcext:value-type="float">
            <text:p>6.39209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60464516129" calcext:value-type="float">
            <text:p>6.3126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15406451613" calcext:value-type="float">
            <text:p>6.7141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85264" calcext:value-type="float">
            <text:p>6.54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745083870968" calcext:value-type="float">
            <text:p>6.6674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95824" calcext:value-type="float">
            <text:p>6.86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85961290323" calcext:value-type="float">
            <text:p>7.1358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42864516129" calcext:value-type="float">
            <text:p>6.8094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23432" calcext:value-type="float">
            <text:p>6.96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454090322581" calcext:value-type="float">
            <text:p>7.1545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0616" calcext:value-type="float">
            <text:p>7.04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595174193549" calcext:value-type="float">
            <text:p>7.405951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794455172414" calcext:value-type="float">
            <text:p>7.517944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610787096774" calcext:value-type="float">
            <text:p>7.4261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932180645161" calcext:value-type="float">
            <text:p>8.6093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9712" calcext:value-type="float">
            <text:p>9.3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23672" calcext:value-type="float">
            <text:p>8.93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719922580645" calcext:value-type="float">
            <text:p>8.5871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316283870968" calcext:value-type="float">
            <text:p>8.1731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43568" calcext:value-type="float">
            <text:p>8.54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82495483871" calcext:value-type="float">
            <text:p>10.1082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650890322581" calcext:value-type="float">
            <text:p>9.9465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44142857143" calcext:value-type="float">
            <text:p>9.95444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009496774194" calcext:value-type="float">
            <text:p>9.8300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934322580645" calcext:value-type="float">
            <text:p>9.73934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5132" calcext:value-type="float">
            <text:p>9.56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113677419355" calcext:value-type="float">
            <text:p>9.3411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26208" calcext:value-type="float">
            <text:p>9.13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305780645161" calcext:value-type="float">
            <text:p>8.7830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413771428572" calcext:value-type="float">
            <text:p>8.50413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67856" calcext:value-type="float">
            <text:p>9.53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600593548387" calcext:value-type="float">
            <text:p>9.8060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3328" calcext:value-type="float">
            <text:p>9.62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194580645161" calcext:value-type="float">
            <text:p>9.7919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195257142857" calcext:value-type="float">
            <text:p>9.96195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148877419355" calcext:value-type="float">
            <text:p>9.8714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645406896552" calcext:value-type="float">
            <text:p>9.67645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6806" calcext:value-type="float">
            <text:p>9.496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6306" calcext:value-type="float">
            <text:p>9.306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33392" calcext:value-type="float">
            <text:p>9.34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058266666667" calcext:value-type="float">
            <text:p>8.81058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23420689655" calcext:value-type="float">
            <text:p>8.19323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888285714286" calcext:value-type="float">
            <text:p>8.47888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016331034483" calcext:value-type="float">
            <text:p>8.690163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82645517241" calcext:value-type="float">
            <text:p>10.078264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18683076923" calcext:value-type="float">
            <text:p>10.141868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57246896552" calcext:value-type="float">
            <text:p>10.22572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57032258065" calcext:value-type="float">
            <text:p>9.8725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1088" calcext:value-type="float">
            <text:p>9.73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450838709677" calcext:value-type="float">
            <text:p>9.5245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7072" calcext:value-type="float">
            <text:p>9.36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67432258065" calcext:value-type="float">
            <text:p>9.1806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144387096774" calcext:value-type="float">
            <text:p>8.9714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161806451613" calcext:value-type="float">
            <text:p>8.5216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80784" calcext:value-type="float">
            <text:p>8.29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773187096774" calcext:value-type="float">
            <text:p>8.2277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067475862069" calcext:value-type="float">
            <text:p>8.63067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19535483871" calcext:value-type="float">
            <text:p>8.4701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46296774194" calcext:value-type="float">
            <text:p>7.8214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1744" calcext:value-type="float">
            <text:p>7.79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23135483871" calcext:value-type="float">
            <text:p>7.572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17816" calcext:value-type="float">
            <text:p>7.09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64103225807" calcext:value-type="float">
            <text:p>6.34564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09006451613" calcext:value-type="float">
            <text:p>6.9640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9888" calcext:value-type="float">
            <text:p>6.74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407896774194" calcext:value-type="float">
            <text:p>6.6540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524" calcext:value-type="float">
            <text:p>6.98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16255483871" calcext:value-type="float">
            <text:p>7.4016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8412" calcext:value-type="float">
            <text:p>7.86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92490322581" calcext:value-type="float">
            <text:p>7.9409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99420689655" calcext:value-type="float">
            <text:p>7.41599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076114285714" calcext:value-type="float">
            <text:p>6.96076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12689655172" calcext:value-type="float">
            <text:p>6.42812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856742857143" calcext:value-type="float">
            <text:p>5.62856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833875862069" calcext:value-type="float">
            <text:p>4.41833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65462068966" calcext:value-type="float">
            <text:p>5.145654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117942857143" calcext:value-type="float">
            <text:p>5.19117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583779310345" calcext:value-type="float">
            <text:p>4.95583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48485714286" calcext:value-type="float">
            <text:p>5.29448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930924137931" calcext:value-type="float">
            <text:p>5.71930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26707692308" calcext:value-type="float">
            <text:p>5.888267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34896" calcext:value-type="float">
            <text:p>7.8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78152" calcext:value-type="float">
            <text:p>7.81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6874" calcext:value-type="float">
            <text:p>7.24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7658" calcext:value-type="float">
            <text:p>6.407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767724137931" calcext:value-type="float">
            <text:p>6.37767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471117241379" calcext:value-type="float">
            <text:p>7.844711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818428571429" calcext:value-type="float">
            <text:p>7.78818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92082758621" calcext:value-type="float">
            <text:p>7.498920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16285714286" calcext:value-type="float">
            <text:p>8.43316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906675862069" calcext:value-type="float">
            <text:p>8.71906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366584615385" calcext:value-type="float">
            <text:p>8.873665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61131034483" calcext:value-type="float">
            <text:p>8.84561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738529032258" calcext:value-type="float">
            <text:p>7.9373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5568" calcext:value-type="float">
            <text:p>7.60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79458064516" calcext:value-type="float">
            <text:p>7.3037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95216" calcext:value-type="float">
            <text:p>6.78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148877419355" calcext:value-type="float">
            <text:p>6.0614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744180645161" calcext:value-type="float">
            <text:p>4.9974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4312" calcext:value-type="float">
            <text:p>4.2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596180645161" calcext:value-type="float">
            <text:p>4.5859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81568" calcext:value-type="float">
            <text:p>4.65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720877419355" calcext:value-type="float">
            <text:p>6.1072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734344827586" calcext:value-type="float">
            <text:p>6.59734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94064516129" calcext:value-type="float">
            <text:p>6.3339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53470967742" calcext:value-type="float">
            <text:p>7.8055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5552" calcext:value-type="float">
            <text:p>7.38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757109677419" calcext:value-type="float">
            <text:p>7.4575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53608" calcext:value-type="float">
            <text:p>8.19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802116129032" calcext:value-type="float">
            <text:p>8.1580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304180645161" calcext:value-type="float">
            <text:p>7.8930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4816" calcext:value-type="float">
            <text:p>7.5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056748387097" calcext:value-type="float">
            <text:p>7.1705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67184" calcext:value-type="float">
            <text:p>7.57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48696774194" calcext:value-type="float">
            <text:p>8.3944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39514285714" calcext:value-type="float">
            <text:p>8.60439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93729032258" calcext:value-type="float">
            <text:p>8.5439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804825806452" calcext:value-type="float">
            <text:p>9.3580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5584" calcext:value-type="float">
            <text:p>9.979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984619354839" calcext:value-type="float">
            <text:p>9.8798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9448" calcext:value-type="float">
            <text:p>9.69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923948387097" calcext:value-type="float">
            <text:p>9.4992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541109677419" calcext:value-type="float">
            <text:p>9.2254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9464" calcext:value-type="float">
            <text:p>9.0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546916129032" calcext:value-type="float">
            <text:p>9.0754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6488" calcext:value-type="float">
            <text:p>10.37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1543225806" calcext:value-type="float">
            <text:p>11.11615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99005714286" calcext:value-type="float">
            <text:p>11.06990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06425806452" calcext:value-type="float">
            <text:p>11.040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88166153846" calcext:value-type="float">
            <text:p>11.398816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308128" calcext:value-type="float">
            <text:p>11.303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3787692308" calcext:value-type="float">
            <text:p>11.207378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92336" calcext:value-type="float">
            <text:p>11.08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8504615385" calcext:value-type="float">
            <text:p>11.024850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33712" calcext:value-type="float">
            <text:p>11.12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5104" calcext:value-type="float">
            <text:p>11.11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17165714286" calcext:value-type="float">
            <text:p>11.12171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53" calcext:value-type="float">
            <text:p>8.1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958" calcext:value-type="float">
            <text:p>8.06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8724" calcext:value-type="float">
            <text:p>8.07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583733333333" calcext:value-type="float">
            <text:p>8.26583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760571428571" calcext:value-type="float">
            <text:p>8.0576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20832" calcext:value-type="float">
            <text:p>8.235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6778" calcext:value-type="float">
            <text:p>8.256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580114285714" calcext:value-type="float">
            <text:p>9.18580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69142857143" calcext:value-type="float">
            <text:p>9.28769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203085714286" calcext:value-type="float">
            <text:p>9.28203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162514285714" calcext:value-type="float">
            <text:p>9.30162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03808" calcext:value-type="float">
            <text:p>8.900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62646153846" calcext:value-type="float">
            <text:p>9.232626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2340173913" calcext:value-type="float">
            <text:p>10.242340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745454545454" calcext:value-type="float">
            <text:p>9.7674545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3131034483" calcext:value-type="float">
            <text:p>10.4273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95482857143" calcext:value-type="float">
            <text:p>10.31954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54408275862" calcext:value-type="float">
            <text:p>10.13544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30214285714" calcext:value-type="float">
            <text:p>10.02302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082179310345" calcext:value-type="float">
            <text:p>9.78082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19008" calcext:value-type="float">
            <text:p>9.72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8633846154" calcext:value-type="float">
            <text:p>10.043863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4731034483" calcext:value-type="float">
            <text:p>10.56447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8465714286" calcext:value-type="float">
            <text:p>10.63784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78667586207" calcext:value-type="float">
            <text:p>10.54786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6542222222" calcext:value-type="float">
            <text:p>10.469654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7091428571" calcext:value-type="float">
            <text:p>10.35470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81632" calcext:value-type="float">
            <text:p>9.0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35328" calcext:value-type="float">
            <text:p>9.06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30272" calcext:value-type="float">
            <text:p>9.13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3472" calcext:value-type="float">
            <text:p>8.9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31709090909" calcext:value-type="float">
            <text:p>7.55931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284" calcext:value-type="float">
            <text:p>9.00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3604" calcext:value-type="float">
            <text:p>8.52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111904" calcext:value-type="float">
            <text:p>9.441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899781818182" calcext:value-type="float">
            <text:p>9.368997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901312" calcext:value-type="float">
            <text:p>9.569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25392" calcext:value-type="float">
            <text:p>9.29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488634482759" calcext:value-type="float">
            <text:p>9.11488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1992" calcext:value-type="float">
            <text:p>8.98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66510344828" calcext:value-type="float">
            <text:p>8.671665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87032" calcext:value-type="float">
            <text:p>8.31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8512" calcext:value-type="float">
            <text:p>7.85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120055172414" calcext:value-type="float">
            <text:p>7.66120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2748" calcext:value-type="float">
            <text:p>7.76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44768" calcext:value-type="float">
            <text:p>8.23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544088888889" calcext:value-type="float">
            <text:p>9.355440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88524444444" calcext:value-type="float">
            <text:p>10.178852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5304" calcext:value-type="float">
            <text:p>10.39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4435862069" calcext:value-type="float">
            <text:p>11.10344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9105882353" calcext:value-type="float">
            <text:p>10.893910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08008571429" calcext:value-type="float">
            <text:p>10.87080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20266666667" calcext:value-type="float">
            <text:p>10.7120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52388571429" calcext:value-type="float">
            <text:p>10.56523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63668571429" calcext:value-type="float">
            <text:p>10.44636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31928888889" calcext:value-type="float">
            <text:p>10.673192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99742857143" calcext:value-type="float">
            <text:p>10.6799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7649" calcext:value-type="float">
            <text:p>10.907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6746666667" calcext:value-type="float">
            <text:p>10.68967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91236923077" calcext:value-type="float">
            <text:p>10.749123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00485714286" calcext:value-type="float">
            <text:p>10.7300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1676" calcext:value-type="float">
            <text:p>10.36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07100689655" calcext:value-type="float">
            <text:p>10.200710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517290322581" calcext:value-type="float">
            <text:p>9.9251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81848" calcext:value-type="float">
            <text:p>9.70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856283870968" calcext:value-type="float">
            <text:p>9.4685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87896774194" calcext:value-type="float">
            <text:p>9.2448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9884" calcext:value-type="float">
            <text:p>9.73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5816" calcext:value-type="float">
            <text:p>10.31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00016" calcext:value-type="float">
            <text:p>10.63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82836129032" calcext:value-type="float">
            <text:p>10.5282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90288571429" calcext:value-type="float">
            <text:p>10.40902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81855483871" calcext:value-type="float">
            <text:p>10.3581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44049655172" calcext:value-type="float">
            <text:p>10.12440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699144827586" calcext:value-type="float">
            <text:p>9.876991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13904" calcext:value-type="float">
            <text:p>9.65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204085714286" calcext:value-type="float">
            <text:p>9.36204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14495483871" calcext:value-type="float">
            <text:p>9.0414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07870967742" calcext:value-type="float">
            <text:p>8.7290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68768" calcext:value-type="float">
            <text:p>8.38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749142857143" calcext:value-type="float">
            <text:p>8.95749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78976" calcext:value-type="float">
            <text:p>9.797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02854193548" calcext:value-type="float">
            <text:p>10.1002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258577777778" calcext:value-type="float">
            <text:p>9.99258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985187096774" calcext:value-type="float">
            <text:p>9.9498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50046451613" calcext:value-type="float">
            <text:p>10.2750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8331034483" calcext:value-type="float">
            <text:p>10.39683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4488" calcext:value-type="float">
            <text:p>10.2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68808" calcext:value-type="float">
            <text:p>10.19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62369032258" calcext:value-type="float">
            <text:p>10.05623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3472" calcext:value-type="float">
            <text:p>9.91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2637142857" calcext:value-type="float">
            <text:p>10.27426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335613793104" calcext:value-type="float">
            <text:p>9.983356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44903225807" calcext:value-type="float">
            <text:p>9.76244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89457142857" calcext:value-type="float">
            <text:p>9.87889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517883870968" calcext:value-type="float">
            <text:p>9.8251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309264516129" calcext:value-type="float">
            <text:p>8.6930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66" calcext:value-type="float">
            <text:p>8.3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349858064516" calcext:value-type="float">
            <text:p>7.9834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144256" calcext:value-type="float">
            <text:p>7.70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898270967742" calcext:value-type="float">
            <text:p>7.1989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74193548387" calcext:value-type="float">
            <text:p>6.5507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204825806452" calcext:value-type="float">
            <text:p>7.0720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47536" calcext:value-type="float">
            <text:p>8.26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103329032258" calcext:value-type="float">
            <text:p>8.9310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140412903226" calcext:value-type="float">
            <text:p>8.4814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98262068966" calcext:value-type="float">
            <text:p>9.674982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64117142857" calcext:value-type="float">
            <text:p>10.69641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0606896552" calcext:value-type="float">
            <text:p>11.00906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23894285714" calcext:value-type="float">
            <text:p>11.06238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2448571429" calcext:value-type="float">
            <text:p>10.99424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2068965517" calcext:value-type="float">
            <text:p>10.8782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55062857143" calcext:value-type="float">
            <text:p>10.74550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4102068966" calcext:value-type="float">
            <text:p>10.744410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7742857143" calcext:value-type="float">
            <text:p>10.9847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4043862069" calcext:value-type="float">
            <text:p>11.124043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652" calcext:value-type="float">
            <text:p>11.05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99072" calcext:value-type="float">
            <text:p>10.83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512" calcext:value-type="float">
            <text:p>13.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88453333333" calcext:value-type="float">
            <text:p>13.02884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95226666667" calcext:value-type="float">
            <text:p>13.02952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86595555556" calcext:value-type="float">
            <text:p>13.348659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9345714286" calcext:value-type="float">
            <text:p>13.24693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13877142857" calcext:value-type="float">
            <text:p>13.17138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16748235294" calcext:value-type="float">
            <text:p>13.041674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8497777778" calcext:value-type="float">
            <text:p>12.993849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82446153846" calcext:value-type="float">
            <text:p>12.91824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4808888889" calcext:value-type="float">
            <text:p>12.850480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7983" calcext:value-type="float">
            <text:p>12.8179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05483870968" calcext:value-type="float">
            <text:p>12.130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2216" calcext:value-type="float">
            <text:p>12.00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6343225807" calcext:value-type="float">
            <text:p>11.90863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52952" calcext:value-type="float">
            <text:p>11.78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7200516129" calcext:value-type="float">
            <text:p>11.54720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016" calcext:value-type="float">
            <text:p>11.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23945806452" calcext:value-type="float">
            <text:p>11.3423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39144" calcext:value-type="float">
            <text:p>11.30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45287741936" calcext:value-type="float">
            <text:p>11.33452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7495172414" calcext:value-type="float">
            <text:p>11.31774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34929032258" calcext:value-type="float">
            <text:p>11.723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15496" calcext:value-type="float">
            <text:p>11.33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17012413793" calcext:value-type="float">
            <text:p>11.14170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0392" calcext:value-type="float">
            <text:p>11.0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76824827586" calcext:value-type="float">
            <text:p>10.807682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4544" calcext:value-type="float">
            <text:p>10.67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32176" calcext:value-type="float">
            <text:p>10.45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16408275862" calcext:value-type="float">
            <text:p>10.211640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0584" calcext:value-type="float">
            <text:p>10.04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24546206897" calcext:value-type="float">
            <text:p>10.022454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772" calcext:value-type="float">
            <text:p>10.11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52910344828" calcext:value-type="float">
            <text:p>9.488529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41704347826" calcext:value-type="float">
            <text:p>8.8364170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183657142857" calcext:value-type="float">
            <text:p>8.27183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4872" calcext:value-type="float">
            <text:p>8.7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827756521739" calcext:value-type="float">
            <text:p>9.7082775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67089655172" calcext:value-type="float">
            <text:p>9.637670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744993103448" calcext:value-type="float">
            <text:p>9.36744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28628571429" calcext:value-type="float">
            <text:p>9.36628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879779310345" calcext:value-type="float">
            <text:p>9.58879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350610526316" calcext:value-type="float">
            <text:p>9.4435061052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27342857143" calcext:value-type="float">
            <text:p>9.37227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6661538462" calcext:value-type="float">
            <text:p>10.54666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3406896552" calcext:value-type="float">
            <text:p>10.5823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2980645161" calcext:value-type="float">
            <text:p>10.914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00345806452" calcext:value-type="float">
            <text:p>11.5100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2812" calcext:value-type="float">
            <text:p>11.32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88668387097" calcext:value-type="float">
            <text:p>11.1388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2743225806" calcext:value-type="float">
            <text:p>10.93327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212" calcext:value-type="float">
            <text:p>10.71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77747096774" calcext:value-type="float">
            <text:p>10.4877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71928" calcext:value-type="float">
            <text:p>10.40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70802580645" calcext:value-type="float">
            <text:p>10.7570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19197142857" calcext:value-type="float">
            <text:p>11.33191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2984516129" calcext:value-type="float">
            <text:p>11.342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52744" calcext:value-type="float">
            <text:p>12.02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40143448276" calcext:value-type="float">
            <text:p>12.044014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5072" calcext:value-type="float">
            <text:p>12.33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4182068966" calcext:value-type="float">
            <text:p>12.332418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1972" calcext:value-type="float">
            <text:p>12.22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94752" calcext:value-type="float">
            <text:p>12.20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60513103448" calcext:value-type="float">
            <text:p>12.36605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2989090909" calcext:value-type="float">
            <text:p>12.609298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96682352941" calcext:value-type="float">
            <text:p>12.809668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77208" calcext:value-type="float">
            <text:p>13.10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0251428571" calcext:value-type="float">
            <text:p>13.26402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87488" calcext:value-type="float">
            <text:p>13.45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4792" calcext:value-type="float">
            <text:p>14.273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46978064516" calcext:value-type="float">
            <text:p>14.2846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734" calcext:value-type="float">
            <text:p>14.2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42872258065" calcext:value-type="float">
            <text:p>14.2442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64270967742" calcext:value-type="float">
            <text:p>14.306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45632" calcext:value-type="float">
            <text:p>14.56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39277419355" calcext:value-type="float">
            <text:p>14.833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10392727273" calcext:value-type="float">
            <text:p>15.381039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8069677419" calcext:value-type="float">
            <text:p>16.2888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98115555556" calcext:value-type="float">
            <text:p>16.469811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24784" calcext:value-type="float">
            <text:p>16.8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10411034483" calcext:value-type="float">
            <text:p>19.68104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51625714286" calcext:value-type="float">
            <text:p>20.40516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7518" calcext:value-type="float">
            <text:p>20.527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72314285714" calcext:value-type="float">
            <text:p>20.8472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6827862069" calcext:value-type="float">
            <text:p>21.206827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4168421053" calcext:value-type="float">
            <text:p>21.7234168421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59395555556" calcext:value-type="float">
            <text:p>22.065939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3992" calcext:value-type="float">
            <text:p>22.01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24391111111" calcext:value-type="float">
            <text:p>23.212439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1188571429" calcext:value-type="float">
            <text:p>23.44811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52176" calcext:value-type="float">
            <text:p>23.91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34372" calcext:value-type="float">
            <text:p>23.843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44386086956" calcext:value-type="float">
            <text:p>27.16443860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4106666667" calcext:value-type="float">
            <text:p>27.24641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16180645161" calcext:value-type="float">
            <text:p>27.571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95632" calcext:value-type="float">
            <text:p>27.89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48908387097" calcext:value-type="float">
            <text:p>28.09489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9292903226" calcext:value-type="float">
            <text:p>28.2919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58232" calcext:value-type="float">
            <text:p>28.45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6113548387" calcext:value-type="float">
            <text:p>28.56261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58456" calcext:value-type="float">
            <text:p>28.68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9326451613" calcext:value-type="float">
            <text:p>28.7489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1774285714" calcext:value-type="float">
            <text:p>28.79717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2512516129" calcext:value-type="float">
            <text:p>28.9025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7532903226" calcext:value-type="float">
            <text:p>29.55075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47008" calcext:value-type="float">
            <text:p>29.58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2650322581" calcext:value-type="float">
            <text:p>29.6262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4496" calcext:value-type="float">
            <text:p>29.70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82184" calcext:value-type="float">
            <text:p>29.73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6352" calcext:value-type="float">
            <text:p>29.74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5335172414" calcext:value-type="float">
            <text:p>29.782533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03111724138" calcext:value-type="float">
            <text:p>29.790311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9856516129" calcext:value-type="float">
            <text:p>29.7498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7175172414" calcext:value-type="float">
            <text:p>29.730717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22162580645" calcext:value-type="float">
            <text:p>29.7522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87448888889" calcext:value-type="float">
            <text:p>29.948744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69768888889" calcext:value-type="float">
            <text:p>30.026976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583264" calcext:value-type="float">
            <text:p>30.0858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56995555555" calcext:value-type="float">
            <text:p>30.3056995555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6065714286" calcext:value-type="float">
            <text:p>30.43460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66507586207" calcext:value-type="float">
            <text:p>30.53665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51630344828" calcext:value-type="float">
            <text:p>30.615163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08048" calcext:value-type="float">
            <text:p>30.67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80261818182" calcext:value-type="float">
            <text:p>30.828026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03166153846" calcext:value-type="float">
            <text:p>31.020316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31767272727" calcext:value-type="float">
            <text:p>30.54317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32906666667" calcext:value-type="float">
            <text:p>31.49329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67707586207" calcext:value-type="float">
            <text:p>31.496770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0688" calcext:value-type="float">
            <text:p>31.51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29263448276" calcext:value-type="float">
            <text:p>31.532926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0888" calcext:value-type="float">
            <text:p>31.54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31168" calcext:value-type="float">
            <text:p>31.64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40954482759" calcext:value-type="float">
            <text:p>31.664095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65888" calcext:value-type="float">
            <text:p>31.73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18860689655" calcext:value-type="float">
            <text:p>31.801886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22096" calcext:value-type="float">
            <text:p>31.85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58328888889" calcext:value-type="float">
            <text:p>31.795832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2336" calcext:value-type="float">
            <text:p>31.79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792" calcext:value-type="float">
            <text:p>31.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6264" calcext:value-type="float">
            <text:p>31.5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5771034483" calcext:value-type="float">
            <text:p>31.58957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4702" calcext:value-type="float">
            <text:p>31.524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54044137931" calcext:value-type="float">
            <text:p>31.49540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01048275862" calcext:value-type="float">
            <text:p>31.45010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0862857143" calcext:value-type="float">
            <text:p>31.38808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01666206896" calcext:value-type="float">
            <text:p>31.340166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15" calcext:value-type="float">
            <text:p>31.29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08471428571" calcext:value-type="float">
            <text:p>31.27084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19872" calcext:value-type="float">
            <text:p>31.29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23316363636" calcext:value-type="float">
            <text:p>31.332331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6728" calcext:value-type="float">
            <text:p>30.75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14144" calcext:value-type="float">
            <text:p>30.67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14968888889" calcext:value-type="float">
            <text:p>30.631496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4137931035" calcext:value-type="float">
            <text:p>30.51941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7902" calcext:value-type="float">
            <text:p>30.457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5417931034" calcext:value-type="float">
            <text:p>30.400541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271552" calcext:value-type="float">
            <text:p>30.352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37157142857" calcext:value-type="float">
            <text:p>30.27371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54546666667" calcext:value-type="float">
            <text:p>30.26545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28991428572" calcext:value-type="float">
            <text:p>30.162899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2867096774" calcext:value-type="float">
            <text:p>29.8242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2656" calcext:value-type="float">
            <text:p>29.76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81388387097" calcext:value-type="float">
            <text:p>29.69813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0126896552" calcext:value-type="float">
            <text:p>29.67501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9976" calcext:value-type="float">
            <text:p>29.6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02456" calcext:value-type="float">
            <text:p>29.60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92179310345" calcext:value-type="float">
            <text:p>29.6092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29572413793" calcext:value-type="float">
            <text:p>29.57295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20374285714" calcext:value-type="float">
            <text:p>29.58203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3017931034" calcext:value-type="float">
            <text:p>29.623301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38595555556" calcext:value-type="float">
            <text:p>29.553859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956" calcext:value-type="float">
            <text:p>29.4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0035555556" calcext:value-type="float">
            <text:p>29.309003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67313103448" calcext:value-type="float">
            <text:p>29.23673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74624" calcext:value-type="float">
            <text:p>29.27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5328571429" calcext:value-type="float">
            <text:p>29.30053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75569655172" calcext:value-type="float">
            <text:p>29.24755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18380689655" calcext:value-type="float">
            <text:p>29.131838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23424" calcext:value-type="float">
            <text:p>29.565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4859862069" calcext:value-type="float">
            <text:p>29.84485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3636" calcext:value-type="float">
            <text:p>29.85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73390344828" calcext:value-type="float">
            <text:p>29.737339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90572307692" calcext:value-type="float">
            <text:p>29.619057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69381538461" calcext:value-type="float">
            <text:p>29.486938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48088888889" calcext:value-type="float">
            <text:p>29.44480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2496" calcext:value-type="float">
            <text:p>29.25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85099354839" calcext:value-type="float">
            <text:p>29.0785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53904" calcext:value-type="float">
            <text:p>28.95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8376774194" calcext:value-type="float">
            <text:p>28.8248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05344" calcext:value-type="float">
            <text:p>28.71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49944827586" calcext:value-type="float">
            <text:p>28.92499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98231111111" calcext:value-type="float">
            <text:p>29.45982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04659310345" calcext:value-type="float">
            <text:p>30.450465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55416" calcext:value-type="float">
            <text:p>30.82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5567" calcext:value-type="float">
            <text:p>30.8255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68008" calcext:value-type="float">
            <text:p>31.14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49243870968" calcext:value-type="float">
            <text:p>32.6649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43768" calcext:value-type="float">
            <text:p>32.83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1620645161" calcext:value-type="float">
            <text:p>33.06716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62048" calcext:value-type="float">
            <text:p>33.23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02732903226" calcext:value-type="float">
            <text:p>33.330273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7156129032" calcext:value-type="float">
            <text:p>33.41571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74008" calcext:value-type="float">
            <text:p>33.40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53801290322" calcext:value-type="float">
            <text:p>33.435380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67352" calcext:value-type="float">
            <text:p>33.46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46340645161" calcext:value-type="float">
            <text:p>33.41463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4857931034" calcext:value-type="float">
            <text:p>33.381485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98567741935" calcext:value-type="float">
            <text:p>33.3898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43832" calcext:value-type="float">
            <text:p>33.44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82571428572" calcext:value-type="float">
            <text:p>33.4082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04985714286" calcext:value-type="float">
            <text:p>33.38049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34377142857" calcext:value-type="float">
            <text:p>33.38343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1856" calcext:value-type="float">
            <text:p>33.3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4556" calcext:value-type="float">
            <text:p>33.40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05539310345" calcext:value-type="float">
            <text:p>33.44055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21936" calcext:value-type="float">
            <text:p>33.50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0247272727" calcext:value-type="float">
            <text:p>33.518024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00216" calcext:value-type="float">
            <text:p>33.65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2871111111" calcext:value-type="float">
            <text:p>33.68028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4304" calcext:value-type="float">
            <text:p>33.72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18513548387" calcext:value-type="float">
            <text:p>33.91185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3036" calcext:value-type="float">
            <text:p>33.94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22619354839" calcext:value-type="float">
            <text:p>33.952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8632" calcext:value-type="float">
            <text:p>33.98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2023225806" calcext:value-type="float">
            <text:p>33.97920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95256" calcext:value-type="float">
            <text:p>33.99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82924137931" calcext:value-type="float">
            <text:p>34.0282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54488" calcext:value-type="float">
            <text:p>34.04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1028965517" calcext:value-type="float">
            <text:p>34.049102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4796" calcext:value-type="float">
            <text:p>34.0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29431111111" calcext:value-type="float">
            <text:p>34.10294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9328" calcext:value-type="float">
            <text:p>34.10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17828571429" calcext:value-type="float">
            <text:p>34.2217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4064" calcext:value-type="float">
            <text:p>34.2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0016" calcext:value-type="float">
            <text:p>35.1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7384" calcext:value-type="float">
            <text:p>35.4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8704" calcext:value-type="float">
            <text:p>34.5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906" calcext:value-type="float">
            <text:p>35.442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0526" calcext:value-type="float">
            <text:p>35.450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33411764706" calcext:value-type="float">
            <text:p>35.47334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79955555555" calcext:value-type="float">
            <text:p>35.4679955555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04977777778" calcext:value-type="float">
            <text:p>35.45049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27766153846" calcext:value-type="float">
            <text:p>35.462776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09777777778" calcext:value-type="float">
            <text:p>35.4809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38316923077" calcext:value-type="float">
            <text:p>35.463831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82871111111" calcext:value-type="float">
            <text:p>35.45828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1504" calcext:value-type="float">
            <text:p>35.4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45165" calcext:value-type="float">
            <text:p>35.3745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60434285714" calcext:value-type="float">
            <text:p>35.72604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85997241379" calcext:value-type="float">
            <text:p>35.488599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5848" calcext:value-type="float">
            <text:p>35.38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29859310345" calcext:value-type="float">
            <text:p>35.372985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03128" calcext:value-type="float">
            <text:p>35.37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83872" calcext:value-type="float">
            <text:p>35.50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49155862069" calcext:value-type="float">
            <text:p>35.83491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2352" calcext:value-type="float">
            <text:p>36.45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6636" calcext:value-type="float">
            <text:p>37.34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07232" calcext:value-type="float">
            <text:p>37.627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32452413793" calcext:value-type="float">
            <text:p>37.973245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0236" calcext:value-type="float">
            <text:p>38.21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76265806452" calcext:value-type="float">
            <text:p>39.4876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2152" calcext:value-type="float">
            <text:p>39.5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77130322581" calcext:value-type="float">
            <text:p>39.6877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22534285714" calcext:value-type="float">
            <text:p>39.69225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42184" calcext:value-type="float">
            <text:p>39.64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72733793103" calcext:value-type="float">
            <text:p>39.617273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4723636364" calcext:value-type="float">
            <text:p>39.489472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0591428571" calcext:value-type="float">
            <text:p>39.44405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7582" calcext:value-type="float">
            <text:p>39.327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30232258064" calcext:value-type="float">
            <text:p>39.1830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7973333333" calcext:value-type="float">
            <text:p>39.06079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6528" calcext:value-type="float">
            <text:p>38.85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55488" calcext:value-type="float">
            <text:p>37.38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8364444444" calcext:value-type="float">
            <text:p>37.228836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0426666667" calcext:value-type="float">
            <text:p>37.00204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82541538462" calcext:value-type="float">
            <text:p>36.968254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28026666667" calcext:value-type="float">
            <text:p>36.73280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6501538462" calcext:value-type="float">
            <text:p>36.326650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03226666667" calcext:value-type="float">
            <text:p>35.94032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59591724138" calcext:value-type="float">
            <text:p>35.35595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87388571429" calcext:value-type="float">
            <text:p>34.75873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374" calcext:value-type="float">
            <text:p>33.73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9032" calcext:value-type="float">
            <text:p>35.6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73328" calcext:value-type="float">
            <text:p>35.65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37024" calcext:value-type="float">
            <text:p>28.748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6231111111" calcext:value-type="float">
            <text:p>28.74862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95488" calcext:value-type="float">
            <text:p>28.74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54451612903" calcext:value-type="float">
            <text:p>28.695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1885217391" calcext:value-type="float">
            <text:p>28.642188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31152" calcext:value-type="float">
            <text:p>28.63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59984" calcext:value-type="float">
            <text:p>28.48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8002580645" calcext:value-type="float">
            <text:p>28.3288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8107" calcext:value-type="float">
            <text:p>28.288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95272" calcext:value-type="float">
            <text:p>28.11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11442580645" calcext:value-type="float">
            <text:p>27.2711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4032" calcext:value-type="float">
            <text:p>27.1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7566451613" calcext:value-type="float">
            <text:p>26.95975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2256" calcext:value-type="float">
            <text:p>26.77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53685714286" calcext:value-type="float">
            <text:p>26.6253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3256516129" calcext:value-type="float">
            <text:p>26.4732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4664" calcext:value-type="float">
            <text:p>26.3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16141935484" calcext:value-type="float">
            <text:p>26.311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1893" calcext:value-type="float">
            <text:p>26.3218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3178461538" calcext:value-type="float">
            <text:p>26.282317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52769655172" calcext:value-type="float">
            <text:p>26.24527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5124" calcext:value-type="float">
            <text:p>26.26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12676129032" calcext:value-type="float">
            <text:p>26.0212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2110769231" calcext:value-type="float">
            <text:p>26.014211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3873548387" calcext:value-type="float">
            <text:p>26.0083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0616" calcext:value-type="float">
            <text:p>26.0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5290322581" calcext:value-type="float">
            <text:p>26.023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89656774194" calcext:value-type="float">
            <text:p>26.0389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09173333333" calcext:value-type="float">
            <text:p>26.05091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8295172414" calcext:value-type="float">
            <text:p>26.054829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12411428571" calcext:value-type="float">
            <text:p>26.04124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0255483871" calcext:value-type="float">
            <text:p>26.010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039" calcext:value-type="float">
            <text:p>25.980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66002580645" calcext:value-type="float">
            <text:p>25.9666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74854193548" calcext:value-type="float">
            <text:p>25.79748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44392" calcext:value-type="float">
            <text:p>25.76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7099354839" calcext:value-type="float">
            <text:p>25.7257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10058461539" calcext:value-type="float">
            <text:p>25.691005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48598709677" calcext:value-type="float">
            <text:p>25.63485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9166451613" calcext:value-type="float">
            <text:p>25.572916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13" calcext:value-type="float">
            <text:p>25.64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32518709677" calcext:value-type="float">
            <text:p>25.723251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52776" calcext:value-type="float">
            <text:p>25.66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84832" calcext:value-type="float">
            <text:p>25.6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8168" calcext:value-type="float">
            <text:p>25.43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26418461538" calcext:value-type="float">
            <text:p>24.302641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39546666667" calcext:value-type="float">
            <text:p>24.61395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81704" calcext:value-type="float">
            <text:p>24.52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72336" calcext:value-type="float">
            <text:p>24.29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76504" calcext:value-type="float">
            <text:p>24.17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15426206896" calcext:value-type="float">
            <text:p>24.061542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85856" calcext:value-type="float">
            <text:p>23.93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88739310345" calcext:value-type="float">
            <text:p>23.80887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46872" calcext:value-type="float">
            <text:p>23.684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49537777778" calcext:value-type="float">
            <text:p>23.604953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3114090161101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66059130435" calcext:value-type="float">
            <text:p>23.566605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46" meta:object-count="0"/>
    <meta:user-defined meta:name="AppVersion">3.0</meta:user-defined>
  </office:meta>
</office:document-meta>
</file>